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Baroque Script" svg:font-family="'Baroque Scrip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Baroque Script"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oleta Martinez Casti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Baroque Script" svg:font-family="'Baroque Scrip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N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ocha </meta:initial-creator>
    <meta:creation-date>2011-07-27T14:21:16</meta:creation-date>
    <meta:printed-by>crocha </meta:printed-by>
    <meta:print-date>2011-07-27T14:23:04</meta:print-date>
    <dc:date>2011-07-27T14:36:13</dc:date>
    <dc:creator>crocha </dc:creator>
    <meta:editing-duration>PT14M58S</meta:editing-duration>
    <meta:editing-cycles>2</meta:editing-cycles>
    <meta:generator>LibreOffice/3.3$Linux LibreOffice_project/330m19$Build-301</meta:generator>
    <meta:document-statistic meta:table-count="0" meta:image-count="0" meta:object-count="0" meta:page-count="1" meta:paragraph-count="1" meta:word-count="3" meta:character-count="25"/>
  </office:meta>
</office:document-meta>
</file>